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9-12" calcext:value-type="date">
            <text:p>12/09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2-16" calcext:value-type="date">
            <text:p>16/12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7]-[.F7]" office:value-type="float" office:value="310" calcext:value-type="float">
            <text:p>31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7])" office:value-type="float" office:value="310" calcext:value-type="float">
            <text:p>31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4:32.200657140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4:32.2026856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1-05T15:35:35.048928258</dc:date>
    <meta:print-date>2019-12-18T08:56:40.082000000</meta:print-date>
    <dc:language>pt-PT</dc:language>
    <meta:editing-cycles>674</meta:editing-cycles>
    <meta:editing-duration>PT21H30M15S</meta:editing-duration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